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ad03" officeooo:paragraph-rsid="0019ad03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9ad03" officeooo:paragraph-rsid="0019ad03"/>
    </style:style>
    <style:style style:name="P3" style:family="paragraph" style:parent-style-name="Standard" style:list-style-name="L1">
      <style:paragraph-properties fo:text-align="start" style:justify-single-word="false"/>
      <style:text-properties fo:color="#009353" officeooo:rsid="0019ad03" officeooo:paragraph-rsid="0019ad03"/>
    </style:style>
    <style:style style:name="P4" style:family="paragraph" style:parent-style-name="Standard" style:list-style-name="L1">
      <style:paragraph-properties fo:text-align="start" style:justify-single-word="false"/>
      <style:text-properties fo:color="#009353" officeooo:rsid="001b63a3" officeooo:paragraph-rsid="001b63a3"/>
    </style:style>
    <style:style style:name="P5" style:family="paragraph" style:parent-style-name="Standard" style:list-style-name="L1">
      <style:paragraph-properties fo:text-align="start" style:justify-single-word="false"/>
      <style:text-properties fo:color="#ed1c24" officeooo:rsid="0019ad03" officeooo:paragraph-rsid="0019ad03"/>
    </style:style>
    <style:style style:name="P6" style:family="paragraph" style:parent-style-name="Standard" style:list-style-name="L1">
      <style:paragraph-properties fo:text-align="start" style:justify-single-word="false"/>
      <style:text-properties fo:color="#ed1c24" officeooo:rsid="001b63a3" officeooo:paragraph-rsid="001b63a3"/>
    </style:style>
    <style:style style:name="P7" style:family="paragraph" style:parent-style-name="Standard" style:list-style-name="L1">
      <style:paragraph-properties fo:text-align="start" style:justify-single-word="false"/>
      <style:text-properties fo:color="#ed1c24" officeooo:rsid="001b63a3" officeooo:paragraph-rsid="001db1c0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officeooo:rsid="0019ad03" officeooo:paragraph-rsid="0019ad03"/>
    </style:style>
    <style:style style:name="T1" style:family="text">
      <style:text-properties officeooo:rsid="001cb5bb"/>
    </style:style>
    <style:style style:name="T2" style:family="text">
      <style:text-properties officeooo:rsid="001db1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game hứng trứng</text:p>
      <text:p text:style-name="P1"/>
      <text:list xml:id="list1535116069" text:style-name="L1">
        <text:list-item>
          <text:p text:style-name="P2">Phân tích đối tượng</text:p>
          <text:list>
            <text:list-item>
              <text:p text:style-name="P2">Gameboard</text:p>
            </text:list-item>
            <text:list-item>
              <text:p text:style-name="P2">Egg</text:p>
            </text:list-item>
            <text:list-item>
              <text:p text:style-name="P2">Player</text:p>
            </text:list-item>
          </text:list>
        </text:list-item>
        <text:list-item>
          <text:p text:style-name="P2">Tạo các Class (lớp)</text:p>
          <text:list>
            <text:list-item>
              <text:p text:style-name="P2">Egg:</text:p>
              <text:list>
                <text:list-item>
                  <text:p text:style-name="P4">Gameboard</text:p>
                </text:list-item>
                <text:list-item>
                  <text:p text:style-name="P3">x:float</text:p>
                </text:list-item>
                <text:list-item>
                  <text:p text:style-name="P3">y:float</text:p>
                </text:list-item>
                <text:list-item>
                  <text:p text:style-name="P3">score:int</text:p>
                </text:list-item>
                <text:list-item>
                  <text:p text:style-name="P3">isAlive:boolean;</text:p>
                </text:list-item>
                <text:list-item>
                  <text:p text:style-name="P3">speed:float;</text:p>
                </text:list-item>
                <text:list-item>
                  <text:p text:style-name="P3">size:float;</text:p>
                </text:list-item>
                <text:list-item>
                  <text:p text:style-name="P5">draw: void</text:p>
                </text:list-item>
                <text:list-item>
                  <text:p text:style-name="P5">move: void</text:p>
                </text:list-item>
              </text:list>
            </text:list-item>
            <text:list-item>
              <text:p text:style-name="P8">Player:</text:p>
              <text:list>
                <text:list-item>
                  <text:p text:style-name="P4">G<text:span text:style-name="T1">ameboard</text:span></text:p>
                </text:list-item>
                <text:list-item>
                  <text:p text:style-name="P3">x</text:p>
                </text:list-item>
                <text:list-item>
                  <text:p text:style-name="P3">y</text:p>
                </text:list-item>
                <text:list-item>
                  <text:p text:style-name="P3">speed</text:p>
                </text:list-item>
                <text:list-item>
                  <text:p text:style-name="P3">hp</text:p>
                </text:list-item>
                <text:list-item>
                  <text:p text:style-name="P3">size</text:p>
                </text:list-item>
                <text:list-item>
                  <text:p text:style-name="P3">isAlive</text:p>
                </text:list-item>
                <text:list-item>
                  <text:p text:style-name="P5">draw</text:p>
                </text:list-item>
                <text:list-item>
                  <text:p text:style-name="P5">move</text:p>
                </text:list-item>
                <text:list-item>
                  <text:p text:style-name="P5">decreaseHp</text:p>
                </text:list-item>
              </text:list>
            </text:list-item>
            <text:list-item>
              <text:p text:style-name="P8">Gameboard</text:p>
              <text:list>
                <text:list-item>
                  <text:p text:style-name="P4">canvas</text:p>
                </text:list-item>
                <text:list-item>
                  <text:p text:style-name="P4">ctx</text:p>
                </text:list-item>
                <text:list-item>
                  <text:p text:style-name="P3">width</text:p>
                </text:list-item>
                <text:list-item>
                  <text:p text:style-name="P3">height</text:p>
                </text:list-item>
                <text:list-item>
                  <text:p text:style-name="P3">score</text:p>
                </text:list-item>
                <text:list-item>
                  <text:p text:style-name="P3">player</text:p>
                </text:list-item>
                <text:list-item>
                  <text:p text:style-name="P3">egg<text:span text:style-name="T1">s</text:span> = []</text:p>
                </text:list-item>
                <text:list-item>
                  <text:p text:style-name="P5">init</text:p>
                </text:list-item>
                <text:list-item>
                  <text:p text:style-name="P6">draw</text:p>
                </text:list-item>
                <text:list-item>
                  <text:p text:style-name="P7">checkCrash</text:p>
                </text:list-item>
                <text:list-item>
                  <text:p text:style-name="P7">gameOver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5:11:46.259859099</meta:creation-date>
    <dc:date>2019-06-11T17:06:57.414016379</dc:date>
    <meta:editing-duration>PT1H13M50S</meta:editing-duration>
    <meta:editing-cycles>1</meta:editing-cycles>
    <meta:document-statistic meta:table-count="0" meta:image-count="0" meta:object-count="0" meta:page-count="1" meta:paragraph-count="39" meta:word-count="90" meta:character-count="338" meta:non-whitespace-character-count="325"/>
    <meta:generator>LibreOffice/6.0.7.3$Linux_X86_64 LibreOffice_project/00m0$Build-3</meta:generator>
  </office:meta>
</office:document-meta>
</file>